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3c4043" fo:font-weight="bold" style:font-weight-asian="bold" fo:background-color="#ffffff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1.5in" fo:margin-right="0in" fo:margin-top="0.3335in" fo:margin-bottom="0in" loext:contextual-spacing="false" fo:line-height="100%" fo:text-indent="-1.5in" style:auto-text-indent="false"/>
    </style:style>
    <style:style style:name="P6" style:family="paragraph" style:parent-style-name="Heading_20_1" style:list-style-name="WWNum1" style:master-page-name="Standard">
      <style:paragraph-properties fo:margin-left="0in" fo:margin-right="0in" fo:margin-top="0.1665in" fo:margin-bottom="0in" loext:contextual-spacing="false" fo:line-height="100%" fo:text-indent="0in" style:auto-text-indent="false" style:page-number="1">
        <style:tab-stops>
          <style:tab-stop style:position="0in"/>
        </style:tab-stops>
      </style:paragraph-properties>
    </style:style>
    <style:style style:name="P7" style:family="paragraph" style:parent-style-name="Heading_20_2" style:list-style-name="WWNum1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color="#3c4043" fo:font-weight="bold" style:font-weight-asian="bold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9080205" text:style-name="WWNum1">
        <text:list-item>
          <text:p text:style-name="P6">Science &amp; Engineering</text:p>
        </text:list-item>
      </text:list>
      <text:p text:style-name="Standard"/>
      <text:list xml:id="list234626796632334" text:continue-numbering="true" text:style-name="WWNum1">
        <text:list-item>
          <text:list>
            <text:list-item>
              <text:p text:style-name="P7">What you need to do</text:p>
            </text:list-item>
          </text:list>
        </text:list-item>
      </text:list>
      <text:p text:style-name="Standard"/>
      <text:p text:style-name="Standard">You need to answer the following question. You have up to 300 words for your response.</text:p>
      <text:p text:style-name="Standard"/>
      <text:p text:style-name="Standard">Use the next page to answer the question, when you’re finished you can copy and paste the content into the response box.</text:p>
      <text:p text:style-name="Standard"/>
      <text:p text:style-name="Standard"><text:span text:style-name="T1">Why do you want to join this scheme?</text:span></text:p>
      <text:p text:style-name="Standard"/>
      <text:p text:style-name="Standard">Using no more than 300 words, outline why you want to join the Science &amp; Engineering scheme. Refer to examples of things you may have done in University, work or your own time that demonstrate your interest and </text:p>
      <text:p text:style-name="Standard"><text:span text:style-name="T1">Please ensure you give the type of degree/degrees you hold, for example BSc, MChem, PhD etc and the date you completed your degree/degrees.</text:span></text:p>
      <text:p text:style-name="P1"/>
      <text:p text:style-name="Standard"><text:span text:style-name="T2">We can only assess you on the information that you provide.</text:span></text:p>
      <text:p text:style-name="Standard"/>
      <text:p text:style-name="Standard"/>
      <text:p text:style-name="Standard"/>
      <text:p text:style-name="P4"/>
      <text:p text:style-name="Standard"><text:span text:style-name="T1">Copy and paste the heading and your response into the response box.</text:span></text:p>
      <text:p text:style-name="P2"/>
      <text:p text:style-name="P5"><text:span text:style-name="T1">Why do you want to join this scheme?</text:span><text:bookmark text:name="gjdgxs"/></text:p>
      <text:p text:style-name="Standard"/>
      <text:p text:style-name="Standard">Enter your response he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normal" style:text-underline-style="none" fo:font-weight="bold" style:font-name-asian="Arial1" style:font-family-asian="Arial" style:font-family-generic-asian="system" style:font-pitch-asian="variable" style:font-size-asian="13pt" style:font-style-asian="normal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3pt" fo:font-style="italic" style:text-underline-style="none" fo:font-weight="bold" style:font-name-asian="Arial1" style:font-family-asian="Arial" style:font-family-generic-asian="system" style:font-pitch-asian="variable" style:font-size-asian="13pt" style:font-style-asian="italic" style:font-weight-asian="bold" style:font-name-complex="Arial1" style:font-family-complex="Arial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2" fo:widows="2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1" meta:word-count="150" meta:character-count="820" meta:non-whitespace-character-count="678"/>
    <meta:generator>LibreOfficeDev/6.0.5.2$Linux_X86_64 LibreOffice_project/</meta:generator>
  </office:meta>
</office:document-meta>
</file>